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7229" officeooo:paragraph-rsid="000a7229"/>
    </style:style>
    <style:style style:name="P2" style:family="paragraph" style:parent-style-name="Standard">
      <style:text-properties officeooo:rsid="0000f409" officeooo:paragraph-rsid="0000f409"/>
    </style:style>
    <style:style style:name="P3" style:family="paragraph" style:parent-style-name="Standard">
      <style:text-properties officeooo:paragraph-rsid="0000f409"/>
    </style:style>
    <style:style style:name="P4" style:family="paragraph" style:parent-style-name="Standard">
      <style:text-properties officeooo:rsid="0002941c" officeooo:paragraph-rsid="0000f409"/>
    </style:style>
    <style:style style:name="P5" style:family="paragraph" style:parent-style-name="Standard">
      <style:text-properties officeooo:rsid="00057355" officeooo:paragraph-rsid="00057355"/>
    </style:style>
    <style:style style:name="P6" style:family="paragraph" style:parent-style-name="Standard">
      <style:text-properties officeooo:rsid="000888df" officeooo:paragraph-rsid="000888df"/>
    </style:style>
    <style:style style:name="P7" style:family="paragraph" style:parent-style-name="Standard">
      <style:text-properties officeooo:rsid="000a7229" officeooo:paragraph-rsid="000a7229"/>
    </style:style>
    <style:style style:name="P8" style:family="paragraph" style:parent-style-name="Standard">
      <style:text-properties officeooo:rsid="000d61a9" officeooo:paragraph-rsid="000d61a9"/>
    </style:style>
    <style:style style:name="T1" style:family="text">
      <style:text-properties officeooo:rsid="0000f409"/>
    </style:style>
    <style:style style:name="T2" style:family="text">
      <style:text-properties officeooo:rsid="0002941c"/>
    </style:style>
    <style:style style:name="T3" style:family="text">
      <style:text-properties officeooo:rsid="0006f9bb"/>
    </style:style>
    <style:style style:name="T4" style:family="text">
      <style:text-properties officeooo:rsid="000bca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1">논문 </text:span>https://arxiv.org/abs/2005.09093에 따르면, 학습에 사용된 하위 <text:span text:style-name="T1">30%의 언어들은 오히려 pretraining을 하지 않는 것이 더 좋은 결과를 낸다. 즉, mBERT에서 low-resource language는 그 효과가 잘 발현되지 않는다는 의미이다.</text:span></text:p>
      <text:p text:style-name="P3"/>
      <text:p text:style-name="P3"/>
      <text:p text:style-name="P2">하위 언어들:</text:p>
      <text:p text:style-name="P2"/>
      <text:p text:style-name="P2">언어/어족/통사어순</text:p>
      <text:p text:style-name="P2"/>
      <text:p text:style-name="P2"/>
      <text:p text:style-name="P2">요루바어(<text:span text:style-name="T2">Y</text:span>oruba)/니제르콩고/SVO</text:p>
      <text:p text:style-name="P2"><text:a xlink:type="simple" xlink:href="https://www.freelang.net/dictionary/yoruba.php#download" text:style-name="Internet_20_link" text:visited-style-name="Visited_20_Internet_20_Link">https://www.freelang.net/dictionary/yoruba.php#download</text:a></text:p>
      <text:p text:style-name="P4"/>
      <text:p text:style-name="P4">추바시어(Chuvash)//SOV</text:p>
      <text:p text:style-name="P4">http://samahsar.blogspot.com/p/chuvash-english-dictionary_21.html</text:p>
      <text:p text:style-name="P4"/>
      <text:p text:style-name="P5">말라가시어(Malagasy) //VOS</text:p>
      <text:p text:style-name="P5"><text:a xlink:type="simple" xlink:href="http://malagasyword.org/bins/alphaLists?lang=en&amp;range=a" text:style-name="Internet_20_link" text:visited-style-name="Visited_20_Internet_20_Link">http://malagasyword.org/bins/alphaLists?lang=enAragonese&amp;range=a</text:a> <text:span text:style-name="T3">(크롤링 필요)</text:span></text:p>
      <text:p text:style-name="P5"/>
      <text:p text:style-name="P6">몽골어(Mongolian) // SOV</text:p>
      <text:p text:style-name="P6"/>
      <text:p text:style-name="P7"/>
      <text:p text:style-name="P7"/>
      <text:p text:style-name="P7"/>
      <text:p text:style-name="P1">선배님, 혹시 SCOPA나 CoSDA-ml에서 NER을 진행해보신 적 있으신지 궁금합니다. </text:p>
      <text:p text:style-name="Text_20_body"> </text:p>
      <text:p text:style-name="Text_20_body">사실 [EN - Low Resource Language 사전]은 MUSE data와 일부 크롤링으로 충분히 마련할 수 있을 것 같아 보이는데,</text:p>
      <text:p text:style-name="Text_20_body">정작 제로샷을 위한 테스트 데이터셋은 여러 논문의 dataset과 구글링을 해봐도 ( Document Classification, Sentiment Classification, Dialog State Tracking, Slot filling 태스크 모두 )</text:p>
      <text:p text:style-name="Text_20_body">구할 수가 없더라구요.. 그래도 너무 희귀한 언어만 아니면 어느 정도 테스트 셋을 구할 수 있을 것이란 제 생각이 너무 나이브했던 것 같습니다..  </text:p>
      <text:p text:style-name="Text_20_body">그나마 low resource 언어들의 테스트 셋을 구할 수 있는게 NER 정도여서 고민중입니다. <text:a xlink:type="simple" xlink:href="https://drive.google.com/drive/folders/1bkK6ly_awxe9IgAKL16VVvCtjcYcDSw8" office:target-frame-name="_blank" xlink:show="new" text:style-name="Internet_20_link" text:visited-style-name="Visited_20_Internet_20_Link">https://drive.google.com/drive/folders/1bkK6ly_awxe9IgAKL16VVvCtjcYcDSw8</text:a></text:p>
      <text:p text:style-name="Text_20_body">NER 자체가 아무래도 CoSDA-ml이 다룬 태스크들과는 약간 성격이 달라서 (조금 더 low-level이며 비교적 context의 영향이 적다고 알고 있습니다) 제가 너무 멀리 갔나 생각도 들고요. </text:p>
      <text:p text:style-name="Text_20_body"> </text:p>
      <text:p text:style-name="Text_20_body">다시 원점으로 돌아와서 제 아이디어들을 정리해보면 </text:p>
      <text:p text:style-name="Text_20_body">(1) low - resource language에의 적용 -&gt; 어려울 것 같음 (테스트 셋의 한계)</text:p>
      <text:p text:style-name="Text_20_body"><text:soft-page-break/>(2) code switching시 언어를 언어간 거리(통사적 유사도)에 따라 진행하여 code switching의 성능 높여보기</text:p>
      <text:p text:style-name="Text_20_body">(3) (추가) CoSDA-ml을 NER에 적용해보고 Low-resource language에 적용해보기</text:p>
      <text:p text:style-name="Text_20_body">가 될 것 같습니다. 어렵네요.. </text:p>
      <text:p text:style-name="Text_20_body"> </text:p>
      <text:p text:style-name="Text_20_body">혹시 어떻게 생각하시는지 조언해주신다면 정말 감사드리겠습니다! 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2:00:34.626844402</meta:creation-date>
    <dc:date>2021-11-08T15:50:26.720103721</dc:date>
    <meta:editing-duration>PT2H59M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540" meta:character-count="1318" meta:non-whitespace-character-count="1128"/>
  </office:meta>
</office:document-meta>
</file>